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123085976" calcext:value-type="float">
            <text:p>1,123085976</text:p>
          </table:table-cell>
          <table:table-cell office:value-type="float" office:value="0.5781844854" calcext:value-type="float">
            <text:p>0,5781844854</text:p>
          </table:table-cell>
          <table:table-cell office:value-type="float" office:value="0.001061681192" calcext:value-type="float">
            <text:p>0,0010616812</text:p>
          </table:table-cell>
          <table:table-cell office:value-type="float" office:value="0.00002144810423" calcext:value-type="float">
            <text:p>2,144810423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730" calcext:value-type="float">
            <text:p>142730</text:p>
          </table:table-cell>
          <table:table-cell office:value-type="float" office:value="1.175528765" calcext:value-type="float">
            <text:p>1,175528765</text:p>
          </table:table-cell>
          <table:table-cell office:value-type="float" office:value="0.5800601244" calcext:value-type="float">
            <text:p>0,5800601244</text:p>
          </table:table-cell>
          <table:table-cell office:value-type="float" office:value="0.000887197617" calcext:value-type="float">
            <text:p>0,0008871976</text:p>
          </table:table-cell>
          <table:table-cell office:value-type="float" office:value="0.000003563042583" calcext:value-type="float">
            <text:p>0,000003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264" calcext:value-type="float">
            <text:p>143264</text:p>
          </table:table-cell>
          <table:table-cell office:value-type="float" office:value="1.066732764" calcext:value-type="float">
            <text:p>1,066732764</text:p>
          </table:table-cell>
          <table:table-cell office:value-type="float" office:value="0.5979343653" calcext:value-type="float">
            <text:p>0,5979343653</text:p>
          </table:table-cell>
          <table:table-cell office:value-type="float" office:value="0.0002804342075" calcext:value-type="float">
            <text:p>0,0002804342</text:p>
          </table:table-cell>
          <table:table-cell office:value-type="float" office:value="0.000003549800113" calcext:value-type="float">
            <text:p>3,549800113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497" calcext:value-type="float">
            <text:p>143497</text:p>
          </table:table-cell>
          <table:table-cell office:value-type="float" office:value="1.212089181" calcext:value-type="float">
            <text:p>1,212089181</text:p>
          </table:table-cell>
          <table:table-cell office:value-type="float" office:value="0.5888595581" calcext:value-type="float">
            <text:p>0,5888595581</text:p>
          </table:table-cell>
          <table:table-cell office:value-type="float" office:value="0.0004997058422" calcext:value-type="float">
            <text:p>0,0004997058</text:p>
          </table:table-cell>
          <table:table-cell office:value-type="float" office:value="0.000007088025995" calcext:value-type="float">
            <text:p>0,000007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906" calcext:value-type="float">
            <text:p>143906</text:p>
          </table:table-cell>
          <table:table-cell office:value-type="float" office:value="1.099123001" calcext:value-type="float">
            <text:p>1,099123001</text:p>
          </table:table-cell>
          <table:table-cell office:value-type="float" office:value="0.5949292183" calcext:value-type="float">
            <text:p>0,5949292183</text:p>
          </table:table-cell>
          <table:table-cell office:value-type="float" office:value="0.000279184489" calcext:value-type="float">
            <text:p>0,0002791845</text:p>
          </table:table-cell>
          <table:table-cell office:value-type="float" office:value="0.000003533981044" calcext:value-type="float">
            <text:p>0,000003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6" calcext:value-type="float">
            <text:p>144106</text:p>
          </table:table-cell>
          <table:table-cell office:value-type="float" office:value="1.0826509" calcext:value-type="float">
            <text:p>1,0826509</text:p>
          </table:table-cell>
          <table:table-cell office:value-type="float" office:value="0.5906304717" calcext:value-type="float">
            <text:p>0,5906304717</text:p>
          </table:table-cell>
          <table:table-cell office:value-type="float" office:value="0.0002576218976" calcext:value-type="float">
            <text:p>0,0002576219</text:p>
          </table:table-cell>
          <table:table-cell office:value-type="float" office:value="0.000007058134543" calcext:value-type="float">
            <text:p>7,058134543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0" calcext:value-type="float">
            <text:p>144280</text:p>
          </table:table-cell>
          <table:table-cell office:value-type="float" office:value="1.09865737" calcext:value-type="float">
            <text:p>1,09865737</text:p>
          </table:table-cell>
          <table:table-cell office:value-type="float" office:value="0.5774304271" calcext:value-type="float">
            <text:p>0,5774304271</text:p>
          </table:table-cell>
          <table:table-cell office:value-type="float" office:value="0.0004300211149" calcext:value-type="float">
            <text:p>0,0004300211</text:p>
          </table:table-cell>
          <table:table-cell office:value-type="float" office:value="0.00000704952663" calcext:value-type="float">
            <text:p>7,04952663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704" calcext:value-type="float">
            <text:p>144704</text:p>
          </table:table-cell>
          <table:table-cell office:value-type="float" office:value="1.124034405" calcext:value-type="float">
            <text:p>1,124034405</text:p>
          </table:table-cell>
          <table:table-cell office:value-type="float" office:value="0.5920036435" calcext:value-type="float">
            <text:p>0,5920036435</text:p>
          </table:table-cell>
          <table:table-cell office:value-type="float" office:value="0.0004498441413" calcext:value-type="float">
            <text:p>0,0004498441</text:p>
          </table:table-cell>
          <table:table-cell office:value-type="float" office:value="0.00001054322183" calcext:value-type="float">
            <text:p>1,054322183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123" calcext:value-type="float">
            <text:p>145123</text:p>
          </table:table-cell>
          <table:table-cell office:value-type="float" office:value="1.099978447" calcext:value-type="float">
            <text:p>1,099978447</text:p>
          </table:table-cell>
          <table:table-cell office:value-type="float" office:value="0.595518589" calcext:value-type="float">
            <text:p>0,595518589</text:p>
          </table:table-cell>
          <table:table-cell office:value-type="float" office:value="0.000175214198" calcext:value-type="float">
            <text:p>0,0001752142</text:p>
          </table:table-cell>
          <table:table-cell office:value-type="float" office:value="0.000007008567991" calcext:value-type="float">
            <text:p>7,00856799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257" calcext:value-type="float">
            <text:p>145257</text:p>
          </table:table-cell>
          <table:table-cell office:value-type="float" office:value="1.008411169" calcext:value-type="float">
            <text:p>1,008411169</text:p>
          </table:table-cell>
          <table:table-cell office:value-type="float" office:value="0.5975556374" calcext:value-type="float">
            <text:p>0,5975556374</text:p>
          </table:table-cell>
          <table:table-cell table:style-name="ce1" office:value-type="float" office:value="0.00008052516205" calcext:value-type="float">
            <text:p>8,05E-005</text:p>
          </table:table-cell>
          <table:table-cell office:value-type="float" office:value="0.00000350109417" calcext:value-type="float">
            <text:p>3,50109417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090291978" calcext:value-type="float">
            <text:p>1,1090291978</text:p>
          </table:table-cell>
          <table:table-cell table:formula="of:=AVERAGE([.D2:.D11])" office:value-type="float" office:value="0.58931065202" calcext:value-type="float">
            <text:p>0,589310652</text:p>
          </table:table-cell>
          <table:table-cell table:formula="of:=AVERAGE([.E2:.E11])" office:value-type="float" office:value="0.000440142986155" calcext:value-type="float">
            <text:p>0,000440143</text:p>
          </table:table-cell>
          <table:table-cell table:formula="of:=AVERAGE([.F2:.F11])" office:value-type="float" office:value="0.0000074343499129" calcext:value-type="float">
            <text:p>7,4343499129E-006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20:03:04.640822896</dc:date>
    <meta:document-statistic meta:table-count="1" meta:cell-count="70" meta:object-count="0"/>
    <meta:generator>LibreOffice/4.1.4.2$Linux_X86_64 LibreOffice_project/410m0$Build-2</meta:generator>
  </office:meta>
</office:document-meta>
</file>